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table:number-columns-repeated="3"/>
          <table:table-cell office:value-type="string" calcext:value-type="string">
            <text:p>Q table</text:p>
          </table:table-cell>
          <table:table-cell office:value-type="string" calcext:value-type="string">
            <text:p>ETAT/ACTIO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SHOOT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UP 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DOWN 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LEFT 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RIGHT 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UL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UR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DL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office:value-type="string" calcext:value-type="string">
            <text:p>DR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UP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UP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office:value-type="string" calcext:value-type="string">
            <text:p>DOWN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DOWN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LEFT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r</text:p>
          </table:table-cell>
          <table:table-cell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B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FT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balle rapproche but</text:p>
          </table:table-cell>
          <table:table-cell office:value-type="float" office:value="5" calcext:value-type="float">
            <text:p>5</text:p>
          </table:table-cell>
          <table:table-cell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balle éloigne but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RIGHT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balle rapproche but ++</text:p>
          </table:table-cell>
          <table:table-cell office:value-type="float" office:value="9" calcext:value-type="float">
            <text:p>9</text:p>
          </table:table-cell>
          <table:table-cell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style-name="Default" table:number-columns-repeated="2"/>
          <table:table-cell office:value-type="string" calcext:value-type="string">
            <text:p>balle éloigne but ++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RIGHT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style-name="Default" table:number-columns-repeated="1010"/>
        </table:table-row>
        <table:table-row table:style-name="ro1">
          <table:table-cell table:style-name="Default" table:number-columns-repeated="2"/>
          <table:table-cell office:value-type="string" calcext:value-type="string">
            <text:p>se rapproche de la balle</text:p>
          </table:table-cell>
          <table:table-cell office:value-type="float" office:value="3" calcext:value-type="float">
            <text:p>3</text:p>
          </table:table-cell>
          <table:table-cell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style-name="Default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’éloigne de la balle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UL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rate le tir</text:p>
          </table:table-cell>
          <table:table-cell office:value-type="float" office:value="-3" calcext:value-type="float">
            <text:p>-3</text:p>
          </table:table-cell>
          <table:table-cell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UL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UR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UR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DL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DL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DR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DR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Pur déplacement</text:p>
          </table:table-cell>
          <table:table-cell table:number-columns-repeated="10"/>
          <table:table-cell office:value-type="string" calcext:value-type="string">
            <text:p>TIR/déplacement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ETAT/ACTIO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SHOOT</text:p>
          </table:table-cell>
          <table:table-cell/>
          <table:table-cell office:value-type="string" calcext:value-type="string">
            <text:p>ETAT/ACTIO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SHOOT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UP 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UP 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DOWN 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DOWN 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4"/>
          <table:table-cell table:style-name="Default"/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table:style-name="Default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LEFT 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LEFT 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RIGHT 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RIGHT 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UL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UL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4"/>
          <table:table-cell table:style-name="Default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table:style-name="Default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UR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UR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DL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DL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DR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DR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UP2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UP2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UP3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UP3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DOWN2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DOWN2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DOWN3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DOWN3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LEFT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LEFT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LEFT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LEFT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RIGHT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RIGHT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RIGHT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RIGHT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UL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UL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UL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UL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UR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UR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UR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UR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DL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DL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DL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DL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DR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DR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DR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DR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IA droite</text:p>
          </table:table-cell>
          <table:table-cell/>
          <table:table-cell office:value-type="string" calcext:value-type="string">
            <text:p>ETAT/ACTIO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SHOOT</text:p>
          </table:table-cell>
          <table:table-cell/>
          <table:table-cell office:value-type="string" calcext:value-type="string">
            <text:p>IA gauche</text:p>
          </table:table-cell>
          <table:table-cell/>
          <table:table-cell office:value-type="string" calcext:value-type="string">
            <text:p>ETAT/ACTIO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SHOOT</text:p>
          </table:table-cell>
          <table:table-cell table:number-columns-repeated="986"/>
        </table:table-row>
        <table:table-row table:style-name="ro1">
          <table:table-cell table:number-columns-repeated="15"/>
          <table:table-cell office:value-type="string" calcext:value-type="string">
            <text:p>UP 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UP 1</text:p>
          </table:table-cell>
          <table:table-cell table:formula="of:=[.Q112]" office:value-type="float" office:value="-1" calcext:value-type="float">
            <text:p>-1</text:p>
          </table:table-cell>
          <table:table-cell table:formula="of:=[.R112]" office:value-type="float" office:value="-1" calcext:value-type="float">
            <text:p>-1</text:p>
          </table:table-cell>
          <table:table-cell table:formula="of:=[.T112]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[.U112]" office:value-type="float" office:value="-1" calcext:value-type="float">
            <text:p>-1</text:p>
          </table:table-cell>
          <table:table-cell table:formula="of:=[.V112]" office:value-type="float" office:value="-1" calcext:value-type="float">
            <text:p>-1</text:p>
          </table:table-cell>
          <table:table-cell table:formula="of:=[.W112]" office:value-type="float" office:value="-1" calcext:value-type="float">
            <text:p>-1</text:p>
          </table:table-cell>
          <table:table-cell table:formula="of:=[.X112]" office:value-type="float" office:value="-1" calcext:value-type="float">
            <text:p>-1</text:p>
          </table:table-cell>
          <table:table-cell table:formula="of:=[.Y112]"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table:number-columns-repeated="16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Q113]" office:value-type="float" office:value="-1" calcext:value-type="float">
            <text:p>-1</text:p>
          </table:table-cell>
          <table:table-cell table:formula="of:=[.R113]" office:value-type="float" office:value="-1" calcext:value-type="float">
            <text:p>-1</text:p>
          </table:table-cell>
          <table:table-cell table:formula="of:=[.T113]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[.U113]" office:value-type="float" office:value="-1" calcext:value-type="float">
            <text:p>-1</text:p>
          </table:table-cell>
          <table:table-cell table:formula="of:=[.V113]" office:value-type="float" office:value="-1" calcext:value-type="float">
            <text:p>-1</text:p>
          </table:table-cell>
          <table:table-cell table:formula="of:=[.W113]" office:value-type="float" office:value="-1" calcext:value-type="float">
            <text:p>-1</text:p>
          </table:table-cell>
          <table:table-cell table:formula="of:=[.X113]" office:value-type="float" office:value="-1" calcext:value-type="float">
            <text:p>-1</text:p>
          </table:table-cell>
          <table:table-cell table:formula="of:=[.Y113]"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table:number-columns-repeated="15"/>
          <table:table-cell office:value-type="string" calcext:value-type="string">
            <text:p>DOWN 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OWN 1</text:p>
          </table:table-cell>
          <table:table-cell table:formula="of:=[.Q114]" office:value-type="float" office:value="-1" calcext:value-type="float">
            <text:p>-1</text:p>
          </table:table-cell>
          <table:table-cell table:formula="of:=[.R114]" office:value-type="float" office:value="-1" calcext:value-type="float">
            <text:p>-1</text:p>
          </table:table-cell>
          <table:table-cell table:formula="of:=[.T114]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[.U114]" office:value-type="float" office:value="-1" calcext:value-type="float">
            <text:p>-1</text:p>
          </table:table-cell>
          <table:table-cell table:formula="of:=[.V114]" office:value-type="float" office:value="-1" calcext:value-type="float">
            <text:p>-1</text:p>
          </table:table-cell>
          <table:table-cell table:formula="of:=[.W114]" office:value-type="float" office:value="-1" calcext:value-type="float">
            <text:p>-1</text:p>
          </table:table-cell>
          <table:table-cell table:formula="of:=[.X114]" office:value-type="float" office:value="-1" calcext:value-type="float">
            <text:p>-1</text:p>
          </table:table-cell>
          <table:table-cell table:formula="of:=[.Y114]"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table:number-columns-repeated="15"/>
          <table:table-cell table:style-name="Default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formula="of:=[.Q115]" office:value-type="float" office:value="-1" calcext:value-type="float">
            <text:p>-1</text:p>
          </table:table-cell>
          <table:table-cell table:formula="of:=[.R115]" office:value-type="float" office:value="-1" calcext:value-type="float">
            <text:p>-1</text:p>
          </table:table-cell>
          <table:table-cell table:formula="of:=[.T115]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[.U115]" office:value-type="float" office:value="-1" calcext:value-type="float">
            <text:p>-1</text:p>
          </table:table-cell>
          <table:table-cell table:formula="of:=[.V115]" office:value-type="float" office:value="-1" calcext:value-type="float">
            <text:p>-1</text:p>
          </table:table-cell>
          <table:table-cell table:formula="of:=[.W115]" office:value-type="float" office:value="-1" calcext:value-type="float">
            <text:p>-1</text:p>
          </table:table-cell>
          <table:table-cell table:formula="of:=[.X115]" office:value-type="float" office:value="-1" calcext:value-type="float">
            <text:p>-1</text:p>
          </table:table-cell>
          <table:table-cell table:formula="of:=[.Y115]"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table:number-columns-repeated="15"/>
          <table:table-cell office:value-type="string" calcext:value-type="string">
            <text:p>LEFT 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LEFT 1</text:p>
          </table:table-cell>
          <table:table-cell table:formula="of:=[.Q118]" office:value-type="float" office:value="-1" calcext:value-type="float">
            <text:p>-1</text:p>
          </table:table-cell>
          <table:table-cell table:formula="of:=[.R118]" office:value-type="float" office:value="-1" calcext:value-type="float">
            <text:p>-1</text:p>
          </table:table-cell>
          <table:table-cell table:formula="of:=[.T118]" office:value-type="float" office:value="-1" calcext:value-type="float">
            <text:p>-1</text:p>
          </table:table-cell>
          <table:table-cell table:formula="of:=[.S118]" office:value-type="float" office:value="5" calcext:value-type="float">
            <text:p>5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[.Y118]" office:value-type="float" office:value="15" calcext:value-type="float">
            <text:p>15</text:p>
          </table:table-cell>
          <table:table-cell table:number-columns-repeated="986"/>
        </table:table-row>
        <table:table-row table:style-name="ro1">
          <table:table-cell table:number-columns-repeated="16"/>
          <table:table-cell table:number-columns-repeated="2" office:value-type="float" office:value="5" calcext:value-type="float">
            <text:p>5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table:formula="of:=[.Q119]" office:value-type="float" office:value="-1" calcext:value-type="float">
            <text:p>-1</text:p>
          </table:table-cell>
          <table:table-cell table:formula="of:=[.R119]" office:value-type="float" office:value="-1" calcext:value-type="float">
            <text:p>-1</text:p>
          </table:table-cell>
          <table:table-cell table:formula="of:=[.T119]" office:value-type="float" office:value="-1" calcext:value-type="float">
            <text:p>-1</text:p>
          </table:table-cell>
          <table:table-cell table:formula="of:=[.S119]" office:value-type="float" office:value="5" calcext:value-type="float">
            <text:p>5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[.Y119]" office:value-type="float" office:value="15" calcext:value-type="float">
            <text:p>15</text:p>
          </table:table-cell>
          <table:table-cell table:number-columns-repeated="986"/>
        </table:table-row>
        <table:table-row table:style-name="ro1">
          <table:table-cell table:number-columns-repeated="15"/>
          <table:table-cell office:value-type="string" calcext:value-type="string">
            <text:p>RIGHT 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RIGHT 1</text:p>
          </table:table-cell>
          <table:table-cell table:formula="of:=[.Q116]" office:value-type="float" office:value="5" calcext:value-type="float">
            <text:p>5</text:p>
          </table:table-cell>
          <table:table-cell table:formula="of:=[.R116]" office:value-type="float" office:value="5" calcext:value-type="float">
            <text:p>5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6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[.Q117]" office:value-type="float" office:value="5" calcext:value-type="float">
            <text:p>5</text:p>
          </table:table-cell>
          <table:table-cell table:formula="of:=[.R117]" office:value-type="float" office:value="5" calcext:value-type="float">
            <text:p>5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5"/>
          <table:table-cell office:value-type="string" calcext:value-type="string">
            <text:p>UL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UL1</text:p>
          </table:table-cell>
          <table:table-cell table:formula="of:=-1" office:value-type="float" office:value="-1" calcext:value-type="float">
            <text:p>-1</text:p>
          </table:table-cell>
          <table:table-cell table:formula="of:=[.R122]" office:value-type="float" office:value="5" calcext:value-type="float">
            <text:p>5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[.W122]" office:value-type="float" office:value="5" calcext:value-type="float">
            <text:p>5</text:p>
          </table:table-cell>
          <table:table-cell table:formula="of:=[.Y122]"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5"/>
          <table:table-cell table:style-name="Default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formula="of:=-1" office:value-type="float" office:value="-1" calcext:value-type="float">
            <text:p>-1</text:p>
          </table:table-cell>
          <table:table-cell table:formula="of:=[.R123]" office:value-type="float" office:value="5" calcext:value-type="float">
            <text:p>5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W123]" office:value-type="float" office:value="5" calcext:value-type="float">
            <text:p>5</text:p>
          </table:table-cell>
          <table:table-cell table:formula="of:=[.Y123]"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5"/>
          <table:table-cell office:value-type="string" calcext:value-type="string">
            <text:p>UR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UR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[.T120]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[.X120]" office:value-type="float" office:value="5" calcext:value-type="float">
            <text:p>5</text:p>
          </table:table-cell>
          <table:table-cell table:formula="of:=-1" office:value-type="float" office:value="-1" calcext:value-type="float">
            <text:p>-1</text:p>
          </table:table-cell>
          <table:table-cell table:formula="of:=[.Y120]"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table:number-columns-repeated="16"/>
          <table:table-cell table:formula="of:=-1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[.T121]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[.X121]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[.Y121]"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table:number-columns-repeated="15"/>
          <table:table-cell office:value-type="string" calcext:value-type="string">
            <text:p>DL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L1</text:p>
          </table:table-cell>
          <table:table-cell table:formula="of:=[.Q126]" office:value-type="float" office:value="5" calcext:value-type="float">
            <text:p>5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[.U126]" office:value-type="float" office:value="5" calcext:value-type="float">
            <text:p>5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[.Y126]"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6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Q127]" office:value-type="float" office:value="5" calcext:value-type="float">
            <text:p>5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[.U127]" office:value-type="float" office:value="5" calcext:value-type="float">
            <text:p>5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[.Y127]"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5"/>
          <table:table-cell office:value-type="string" calcext:value-type="string">
            <text:p>DR1</text:p>
          </table:table-cell>
          <table:table-cell office:value-type="float" office:value="5" calcext:value-type="float">
            <text:p>5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DR1</text:p>
          </table:table-cell>
          <table:table-cell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[.T124]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[.V124]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6"/>
          <table:table-cell office:value-type="float" office:value="5" calcext:value-type="float">
            <text:p>5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[.T125]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[.V125]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5"/>
          <table:table-cell office:value-type="string" calcext:value-type="string">
            <text:p>UP2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UP2</text:p>
          </table:table-cell>
          <table:table-cell office:value-type="float" office:value="-1" calcext:value-type="float">
            <text:p>-1</text:p>
          </table:table-cell>
          <table:table-cell table:formula="of:=[.R128]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X128]" office:value-type="float" office:value="6" calcext:value-type="float">
            <text:p>6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6"/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formula="of:=[.R129]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X129]" office:value-type="float" office:value="6" calcext:value-type="float">
            <text:p>6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5"/>
          <table:table-cell office:value-type="string" calcext:value-type="string">
            <text:p>UP3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UP3</text:p>
          </table:table-cell>
          <table:table-cell office:value-type="float" office:value="-1" calcext:value-type="float">
            <text:p>-1</text:p>
          </table:table-cell>
          <table:table-cell table:formula="of:=[.R130]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X130]" office:value-type="float" office:value="4" calcext:value-type="float">
            <text:p>4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6"/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formula="of:=[.R131]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X131]" office:value-type="float" office:value="4" calcext:value-type="float">
            <text:p>4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5"/>
          <table:table-cell office:value-type="string" calcext:value-type="string">
            <text:p>DOWN2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DOWN2</text:p>
          </table:table-cell>
          <table:table-cell table:formula="of:=[.Q132]"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[.V132]"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6"/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4"/>
          <table:table-cell table:formula="of:=[.Q133]"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[.V133]"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5"/>
          <table:table-cell office:value-type="string" calcext:value-type="string">
            <text:p>DOWN3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DOWN3</text:p>
          </table:table-cell>
          <table:table-cell table:formula="of:=[.Q134]"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[.V134]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6"/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4"/>
          <table:table-cell table:formula="of:=[.Q135]"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[.V135]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5"/>
          <table:table-cell office:value-type="string" calcext:value-type="string">
            <text:p>LEFT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LEFT2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T136]" office:value-type="float" office:value="10" calcext:value-type="float">
            <text:p>10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6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4"/>
          <table:table-cell table:number-columns-repeated="3" office:value-type="float" office:value="-1" calcext:value-type="float">
            <text:p>-1</text:p>
          </table:table-cell>
          <table:table-cell table:formula="of:=[.T137]" office:value-type="float" office:value="10" calcext:value-type="float">
            <text:p>10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5"/>
          <table:table-cell office:value-type="string" calcext:value-type="string">
            <text:p>LEFT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LEFT3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T138]" office:value-type="float" office:value="10" calcext:value-type="float">
            <text:p>10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6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4"/>
          <table:table-cell table:number-columns-repeated="3" office:value-type="float" office:value="-1" calcext:value-type="float">
            <text:p>-1</text:p>
          </table:table-cell>
          <table:table-cell table:formula="of:=[.T139]" office:value-type="float" office:value="10" calcext:value-type="float">
            <text:p>10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5"/>
          <table:table-cell office:value-type="string" calcext:value-type="string">
            <text:p>RIGHT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RIGHT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S140]" office:value-type="float" office:value="10" calcext:value-type="float">
            <text:p>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6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4"/>
          <table:table-cell table:number-columns-repeated="2" office:value-type="float" office:value="-1" calcext:value-type="float">
            <text:p>-1</text:p>
          </table:table-cell>
          <table:table-cell table:formula="of:=[.S141]" office:value-type="float" office:value="10" calcext:value-type="float">
            <text:p>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5"/>
          <table:table-cell office:value-type="string" calcext:value-type="string">
            <text:p>RIGHT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RIGHT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S142]" office:value-type="float" office:value="10" calcext:value-type="float">
            <text:p>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6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4"/>
          <table:table-cell table:number-columns-repeated="2" office:value-type="float" office:value="-1" calcext:value-type="float">
            <text:p>-1</text:p>
          </table:table-cell>
          <table:table-cell table:formula="of:=[.S143]" office:value-type="float" office:value="10" calcext:value-type="float">
            <text:p>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5"/>
          <table:table-cell office:value-type="string" calcext:value-type="string">
            <text:p>UL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UL2</text:p>
          </table:table-cell>
          <table:table-cell table:number-columns-repeated="7" office:value-type="float" office:value="-1" calcext:value-type="float">
            <text:p>-1</text:p>
          </table:table-cell>
          <table:table-cell table:formula="of:=[.X144]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6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4"/>
          <table:table-cell table:number-columns-repeated="7" office:value-type="float" office:value="-1" calcext:value-type="float">
            <text:p>-1</text:p>
          </table:table-cell>
          <table:table-cell table:formula="of:=[.X145]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5"/>
          <table:table-cell office:value-type="string" calcext:value-type="string">
            <text:p>UL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UL3</text:p>
          </table:table-cell>
          <table:table-cell table:number-columns-repeated="7" office:value-type="float" office:value="-1" calcext:value-type="float">
            <text:p>-1</text:p>
          </table:table-cell>
          <table:table-cell table:formula="of:=[.X146]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6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4"/>
          <table:table-cell table:number-columns-repeated="7" office:value-type="float" office:value="-1" calcext:value-type="float">
            <text:p>-1</text:p>
          </table:table-cell>
          <table:table-cell table:formula="of:=[.X147]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5"/>
          <table:table-cell office:value-type="string" calcext:value-type="string">
            <text:p>UR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UR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T144]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W148]"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6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4"/>
          <table:table-cell table:number-columns-repeated="2" office:value-type="float" office:value="-1" calcext:value-type="float">
            <text:p>-1</text:p>
          </table:table-cell>
          <table:table-cell table:formula="of:=[.T145]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W149]"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5"/>
          <table:table-cell office:value-type="string" calcext:value-type="string">
            <text:p>UR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UR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T146]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W150]"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6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4"/>
          <table:table-cell table:number-columns-repeated="2" office:value-type="float" office:value="-1" calcext:value-type="float">
            <text:p>-1</text:p>
          </table:table-cell>
          <table:table-cell table:formula="of:=[.T147]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W151]"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5"/>
          <table:table-cell office:value-type="string" calcext:value-type="string">
            <text:p>DL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DL2</text:p>
          </table:table-cell>
          <table:table-cell table:number-columns-repeated="5" office:value-type="float" office:value="-1" calcext:value-type="float">
            <text:p>-1</text:p>
          </table:table-cell>
          <table:table-cell table:formula="of:=[.V152]" office:value-type="float" office:value="10" calcext:value-type="float">
            <text:p>1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6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4"/>
          <table:table-cell table:number-columns-repeated="5" office:value-type="float" office:value="-1" calcext:value-type="float">
            <text:p>-1</text:p>
          </table:table-cell>
          <table:table-cell table:formula="of:=[.V153]" office:value-type="float" office:value="10" calcext:value-type="float">
            <text:p>1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5"/>
          <table:table-cell office:value-type="string" calcext:value-type="string">
            <text:p>DL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DL3</text:p>
          </table:table-cell>
          <table:table-cell table:number-columns-repeated="5" office:value-type="float" office:value="-1" calcext:value-type="float">
            <text:p>-1</text:p>
          </table:table-cell>
          <table:table-cell table:formula="of:=[.V154]" office:value-type="float" office:value="10" calcext:value-type="float">
            <text:p>1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6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4"/>
          <table:table-cell table:number-columns-repeated="5" office:value-type="float" office:value="-1" calcext:value-type="float">
            <text:p>-1</text:p>
          </table:table-cell>
          <table:table-cell table:formula="of:=[.V155]" office:value-type="float" office:value="10" calcext:value-type="float">
            <text:p>1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5"/>
          <table:table-cell office:value-type="string" calcext:value-type="string">
            <text:p>DR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DR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T152]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U156]" office:value-type="float" office:value="10" calcext:value-type="float">
            <text:p>1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6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4"/>
          <table:table-cell table:number-columns-repeated="2" office:value-type="float" office:value="-1" calcext:value-type="float">
            <text:p>-1</text:p>
          </table:table-cell>
          <table:table-cell table:formula="of:=[.T153]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U157]" office:value-type="float" office:value="10" calcext:value-type="float">
            <text:p>1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5"/>
          <table:table-cell office:value-type="string" calcext:value-type="string">
            <text:p>DR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DR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T154]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U158]" office:value-type="float" office:value="10" calcext:value-type="float">
            <text:p>1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986"/>
        </table:table-row>
        <table:table-row table:style-name="ro1">
          <table:table-cell table:number-columns-repeated="16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4"/>
          <table:table-cell table:number-columns-repeated="2" office:value-type="float" office:value="-1" calcext:value-type="float">
            <text:p>-1</text:p>
          </table:table-cell>
          <table:table-cell table:formula="of:=[.T155]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U159]" office:value-type="float" office:value="10" calcext:value-type="float">
            <text:p>1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986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09:50:10.826465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09:18:03.851953284</meta:creation-date>
    <dc:date>2022-06-30T11:43:20.329973420</dc:date>
    <meta:editing-duration>PT2H18M44S</meta:editing-duration>
    <meta:editing-cycles>13</meta:editing-cycles>
    <meta:generator>LibreOffice/7.0.4.2$Linux_X86_64 LibreOffice_project/00$Build-2</meta:generator>
    <meta:document-statistic meta:table-count="1" meta:cell-count="2354" meta:object-count="0"/>
  </office:meta>
</office:document-meta>
</file>